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4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1.2cm" svg:x="6.9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6.1cm" svg:y1="1.3cm" svg:x2="6.1cm" svg:y2="7.8cm">
          <text:p/>
        </draw:line>
        <draw:line draw:style-name="gr5" draw:text-style-name="P2" draw:layer="layout" svg:x1="1.1cm" svg:y1="1.8cm" svg:x2="11.7cm" svg:y2="1.8cm">
          <text:p/>
        </draw:line>
        <draw:frame draw:style-name="gr2" draw:text-style-name="P1" draw:layer="layout" svg:width="1.298cm" svg:height="0.683cm" svg:x="2.8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14cm" svg:height="0.683cm" svg:x="7.7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8.2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8.0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5cm" svg:y1="4.598cm" svg:x2="9.4cm" svg:y2="4.598cm">
          <text:p/>
        </draw:line>
        <draw:line draw:style-name="gr3" draw:text-style-name="P2" draw:layer="layout" svg:x1="8.5cm" svg:y1="4.898cm" svg:x2="9.4cm" svg:y2="4.898cm">
          <text:p/>
        </draw:line>
        <draw:line draw:style-name="gr3" draw:text-style-name="P2" draw:layer="layout" svg:x1="8.5cm" svg:y1="5.198cm" svg:x2="9.4cm" svg:y2="5.198cm">
          <text:p/>
        </draw:line>
        <draw:custom-shape draw:style-name="gr1" draw:text-style-name="P2" draw:layer="layout" svg:width="2cm" svg:height="1.1cm" svg:x="5.2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4-28T13:28:04.496992000</dc:date>
    <meta:editing-duration>PT20M54S</meta:editing-duration>
    <meta:editing-cycles>6</meta:editing-cycles>
    <meta:generator>LibreOffice/4.2.3.3$MacOSX_X86_64 LibreOffice_project/882f8a0a489bc99a9e60c7905a60226254cb6ff0</meta:generator>
    <meta:document-statistic meta:object-count="17"/>
  </office:meta>
</office:document-meta>
</file>